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4cm" svg:height="8.516cm" svg:x="0.029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3:29:05.849201309</dc:date>
    <meta:editing-duration>PT3M29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41cm" svg:height="8.517cm" xlink:href="." xlink:type="simple" chart:class="chart:scatter" chart:style-name="ch1">
        <chart:plot-area chart:style-name="ch2" chart:data-source-has-labels="both" svg:x="0.302cm" svg:y="0.17cm" svg:width="14.537cm" svg:height="8.177cm">
          <chartooo:coordinate-region svg:x="0.844cm" svg:y="0.369cm" svg:width="13.901cm" svg:height="7.7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628215181562567">
                <text:p>0.0628215181562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9429578126956">
                <text:p>-0.79429578126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0628215181562565">
                <text:p>-0.0628215181562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677475840490584">
                <text:p>0.677475840490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1286893008046">
                <text:p>0.31286893008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628215181562549">
                <text:p>0.06282151815625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436286482793084">
                <text:p>-0.436286482793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55798221207846">
                <text:p>-0.55798221207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312868930080464">
                <text:p>-0.312868930080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0628215181562534">
                <text:p>-0.0628215181562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07980999479098">
                <text:p>0.907980999479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78201304837673">
                <text:p>1.78201304837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55798221207846">
                <text:p>0.55798221207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312868930080464">
                <text:p>0.312868930080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628215181562537">
                <text:p>0.0628215181562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07980999479097">
                <text:p>-0.907980999479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50022213926091">
                <text:p>-1.50022213926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8201304837673">
                <text:p>-1.78201304837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55798221207846">
                <text:p>-0.55798221207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312868930080465">
                <text:p>-0.312868930080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062821518156261">
                <text:p>-0.062821518156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677475840490581">
                <text:p>0.677475840490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07980999479091">
                <text:p>0.907980999479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50022213926091">
                <text:p>1.50022213926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8201304837673">
                <text:p>1.78201304837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